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AMPI QUISPE EV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521854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HAMPI QUISPE, EV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521854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OYZUETA JURADO, DAVID</text:p>
          </table:table-cell>
          <table:covered-table-cell/>
          <table:covered-table-cell/>
          <table:table-cell table:style-name="Tabla1.E3" table:number-columns-spanned="2" office:value-type="string">
            <text:p text:style-name="P9">DNI:8015527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6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26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6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5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1:54:5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